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o a Paso para Implementar el Estado de Cañones</text:h>
      <text:list text:style-name="L1">
        <text:list-item>
          <text:p text:style-name="P2"><text:span text:style-name="Strong_20_Emphasis">Crear la Clase </text:span><text:span text:style-name="Strong_20_Emphasis"><text:span text:style-name="Source_20_Text">CannonsPowerUp</text:span></text:span>:</text:p>
          <text:list>
            <text:list-item>
              <text:p text:style-name="P3"><text:span text:style-name="Strong_20_Emphasis">Objetivo</text:span>: Definir un power-up que active los cañones en el paddle.</text:p>
            </text:list-item>
            <text:list-item>
              <text:p text:style-name="P3"><text:span text:style-name="Strong_20_Emphasis">Implementación</text:span>:</text:p>
              <text:list>
                <text:list-item>
                  <text:p text:style-name="P3">Heredar de <text:span text:style-name="Source_20_Text">PowerUp</text:span>.</text:p>
                </text:list-item>
                <text:list-item>
                  <text:p text:style-name="P2">En el método <text:span text:style-name="Source_20_Text">take</text:span>, activar los cañones en el paddle y reproducir el sonido asociado.</text:p>
                </text:list-item>
              </text:list>
            </text:list-item>
          </text:list>
        </text:list-item>
      </text:list>
      <text:p text:style-name="Standard">class CannonsPowerUp(PowerUp):</text:p>
      <text:p text:style-name="Standard"><text:s text:c="4"/>def __init__(self, x: int, y: int) -&gt; None:</text:p>
      <text:p text:style-name="Standard"><text:s text:c="8"/>super().__init__(x, y, frame=1)</text:p>
      <text:p text:style-name="Standard"><text:s text:c="4"/></text:p>
      <text:p text:style-name="Standard"><text:s text:c="4"/>def take(self, play_state: TypeVar("PlayState")) -&gt; None:</text:p>
      <text:p text:style-name="Standard"><text:s text:c="8"/>play_state.paddle.activate_cannons()</text:p>
      <text:p text:style-name="Standard"><text:s text:c="8"/>self.in_play = False</text:p>
      <text:p text:style-name="Standard"><text:s text:c="8"/>settings.SOUNDS["load"].play()</text:p>
      <text:p text:style-name="Standard"/>
      <text:p text:style-name="Text_20_body"><text:span text:style-name="Strong_20_Emphasis">Modificar la Clase </text:span><text:span text:style-name="Strong_20_Emphasis"><text:span text:style-name="Source_20_Text">Paddle</text:span></text:span>:</text:p>
      <text:list text:style-name="L2">
        <text:list-item>
          <text:p text:style-name="P5"><text:span text:style-name="Strong_20_Emphasis">Objetivo</text:span>: Agregar soporte para manejar los cañones.</text:p>
        </text:list-item>
        <text:list-item>
          <text:p text:style-name="P5"><text:span text:style-name="Strong_20_Emphasis">Implementación</text:span>:</text:p>
          <text:list>
            <text:list-item>
              <text:p text:style-name="P5">Añadir atributos para activar/desactivar cañones (<text:span text:style-name="Source_20_Text">cannons_active</text:span>, <text:span text:style-name="Source_20_Text">cannons_fired</text:span>).</text:p>
            </text:list-item>
            <text:list-item>
              <text:p text:style-name="P5">Modificar los métodos <text:span text:style-name="Source_20_Text">update</text:span> y <text:span text:style-name="Source_20_Text">render</text:span> para manejar la visibilidad de los cañones y el estado de disparo.</text:p>
            </text:list-item>
            <text:list-item>
              <text:p text:style-name="P4">Métodos para activar y desactivar los cañones.</text:p>
            </text:list-item>
          </text:list>
        </text:list-item>
      </text:list>
      <text:p text:style-name="Standard">class Paddle:</text:p>
      <text:p text:style-name="Standard"><text:s text:c="4"/>def __init__(self, x: int, y: int) -&gt; None:</text:p>
      <text:p text:style-name="Standard"><text:s text:c="8"/># Inicialización</text:p>
      <text:p text:style-name="Standard"><text:s text:c="8"/>self.cannons_active = False</text:p>
      <text:p text:style-name="Standard"><text:s text:c="8"/>self.cannons_fired = False</text:p>
      <text:p text:style-name="Standard"><text:s text:c="4"/></text:p>
      <text:p text:style-name="Standard"><text:s text:c="4"/>def update(self, dt: float) -&gt; None:</text:p>
      <text:p text:style-name="Standard"><text:s text:c="8"/># Actualizar la posición del paddle y los cañones</text:p>
      <text:p text:style-name="Standard"><text:s text:c="4"/></text:p>
      <text:p text:style-name="Standard"><text:s text:c="4"/>def render(self, surface: pygame.Surface) -&gt; None:</text:p>
      <text:p text:style-name="Standard"><text:s text:c="8"/># Renderizar el paddle y los cañones si están activos</text:p>
      <text:p text:style-name="Standard"><text:s text:c="4"/></text:p>
      <text:p text:style-name="Standard"><text:s text:c="4"/>def activate_cannons(self) -&gt; None:</text:p>
      <text:p text:style-name="Standard"><text:s text:c="8"/>self.cannons_active = True</text:p>
      <text:p text:style-name="Standard"><text:s text:c="8"/>self.cannons_fired = False</text:p>
      <text:p text:style-name="Standard"><text:s text:c="4"/></text:p>
      <text:p text:style-name="Standard"><text:s text:c="4"/>def deactivate_cannons(self) -&gt; None:</text:p>
      <text:p text:style-name="Standard"><text:s text:c="8"/>self.cannons_active = False</text:p>
      <text:p text:style-name="Standard"><text:s text:c="8"/>self.cannons_fired = False</text:p>
      <text:p text:style-name="Standard"><text:s text:c="4"/></text:p>
      <text:p text:style-name="Standard"><text:s text:c="4"/>def mark_cannons_as_fired(self) -&gt; None:</text:p>
      <text:p text:style-name="Standard"><text:s text:c="8"/>self.cannons_fired = True</text:p>
      <text:p text:style-name="Standard"/>
      <text:p text:style-name="Text_20_body"><text:soft-page-break/><text:span text:style-name="Strong_20_Emphasis">Actualizar el Estado de Juego </text:span><text:span text:style-name="Strong_20_Emphasis"><text:span text:style-name="Source_20_Text">PlayState</text:span></text:span>:</text:p>
      <text:list text:style-name="L3">
        <text:list-item>
          <text:p text:style-name="P7"><text:span text:style-name="Strong_20_Emphasis">Objetivo</text:span>: Integrar la funcionalidad de los cañones en el flujo del juego.</text:p>
        </text:list-item>
        <text:list-item>
          <text:p text:style-name="P7"><text:span text:style-name="Strong_20_Emphasis">Implementación</text:span>:</text:p>
          <text:list>
            <text:list-item>
              <text:p text:style-name="P7">Modificar el método <text:span text:style-name="Source_20_Text">enter</text:span> para inicializar el estado de los cañones.</text:p>
            </text:list-item>
            <text:list-item>
              <text:p text:style-name="P7">Implementar el método <text:span text:style-name="Source_20_Text">fire_projectiles</text:span> para disparar proyectiles desde los cañones.</text:p>
            </text:list-item>
            <text:list-item>
              <text:p text:style-name="P7">Actualizar el método <text:span text:style-name="Source_20_Text">update</text:span> para manejar el estado de los proyectiles y cañones.</text:p>
            </text:list-item>
            <text:list-item>
              <text:p text:style-name="P6">Pasar la información relevante a otros estados (como el estado de pausa).</text:p>
            </text:list-item>
          </text:list>
        </text:list-item>
      </text:list>
      <text:p text:style-name="Standard">class PlayState(BaseState):</text:p>
      <text:p text:style-name="Standard"><text:s text:c="4"/>def enter(self, **params: dict) -&gt; None:</text:p>
      <text:p text:style-name="Standard"><text:s text:c="8"/>self.paddle.cannons_active = params.get("cannons_active", False)</text:p>
      <text:p text:style-name="Standard"><text:s text:c="8"/>self.paddle.cannons_fired = params.get("cannons_fired", False)</text:p>
      <text:p text:style-name="Standard"><text:s text:c="4"/></text:p>
      <text:p text:style-name="Standard"><text:s text:c="4"/>def update(self, dt: float) -&gt; None:</text:p>
      <text:p text:style-name="Standard"><text:s text:c="8"/># Actualizar el estado de los proyectiles</text:p>
      <text:p text:style-name="Standard"><text:s text:c="8"/>self.update_projectiles(dt)</text:p>
      <text:p text:style-name="Standard"><text:s text:c="4"/></text:p>
      <text:p text:style-name="Standard"><text:s text:c="4"/>def fire_projectiles(self) -&gt; None:</text:p>
      <text:p text:style-name="Standard"><text:s text:c="8"/>if self.paddle.cannons_active and len(self.projectiles) &lt; 2:</text:p>
      <text:p text:style-name="Standard"><text:s text:c="12"/>settings.SOUNDS["gun_fire"].play()</text:p>
      <text:p text:style-name="Standard"><text:s text:c="12"/>left_projectile = Projectile(self.paddle.x - 12 , self.paddle.y + self.paddle.height // 2)</text:p>
      <text:p text:style-name="Standard"><text:s text:c="12"/>right_projectile = Projectile(self.paddle.x + self.paddle.width + 4, self.paddle.y + self.paddle.height // 2)</text:p>
      <text:p text:style-name="Standard"><text:s text:c="12"/>self.projectiles.extend([left_projectile, right_projectile])</text:p>
      <text:p text:style-name="Standard"><text:s text:c="12"/>self.paddle.mark_cannons_as_fired()</text:p>
      <text:p text:style-name="Standard"><text:s text:c="4"/></text:p>
      <text:p text:style-name="Standard"><text:s text:c="4"/>def update_projectiles(self, dt: float) -&gt; None:</text:p>
      <text:p text:style-name="Standard"><text:s text:c="8"/>for projectile in self.projectiles:</text:p>
      <text:p text:style-name="Standard"><text:s text:c="12"/>projectile.update(dt)</text:p>
      <text:p text:style-name="Standard"><text:s text:c="12"/>if projectile.is_off_screen():</text:p>
      <text:p text:style-name="Standard"><text:s text:c="16"/>self.projectiles.remove(projectile)</text:p>
      <text:p text:style-name="Standard"><text:s text:c="4"/></text:p>
      <text:p text:style-name="Standard"><text:s text:c="4"/>def on_input(self, input_id: str, input_data: InputData) -&gt; None:</text:p>
      <text:p text:style-name="Standard"><text:s text:c="8"/>if input_id == "fire_projectiles" and input_data.pressed:</text:p>
      <text:p text:style-name="Standard"><text:s text:c="12"/>self.fire_projectiles()</text:p>
      <text:p text:style-name="Standard"><text:s text:c="8"/>elif input_id == "pause" and input_data.pressed:</text:p>
      <text:p text:style-name="Standard"><text:s text:c="12"/>self.state_machine.change(</text:p>
      <text:p text:style-name="Standard"><text:s text:c="16"/>"pause",</text:p>
      <text:p text:style-name="Standard"><text:s text:c="16"/>level=self.level,</text:p>
      <text:p text:style-name="Standard"><text:s text:c="16"/>score=self.score,</text:p>
      <text:p text:style-name="Standard"><text:s text:c="16"/>lives=self.lives,</text:p>
      <text:p text:style-name="Standard"><text:s text:c="16"/>paddle=self.paddle,</text:p>
      <text:p text:style-name="Standard"><text:s text:c="16"/>balls=self.balls,</text:p>
      <text:p text:style-name="Standard"><text:s text:c="16"/>brickset=self.brickset,</text:p>
      <text:p text:style-name="Standard"><text:s text:c="16"/>points_to_next_live=self.points_to_next_live,</text:p>
      <text:p text:style-name="Standard"><text:s text:c="16"/>live_factor=self.live_factor,</text:p>
      <text:p text:style-name="Standard"><text:s text:c="16"/>powerups=self.powerups,</text:p>
      <text:p text:style-name="Standard"><text:s text:c="16"/>projectiles=self.projectiles,</text:p>
      <text:p text:style-name="Standard"><text:s text:c="16"/>cannons_fired=self.paddle.cannons_fired,</text:p>
      <text:p text:style-name="Standard"><text:s text:c="16"/>cannons_active=self.paddle.cannons_active,</text:p>
      <text:p text:style-name="Standard"><text:soft-page-break/><text:s text:c="12"/>)</text:p>
      <text:p text:style-name="Standard"/>
      <text:h text:style-name="Heading_20_3" text:outline-level="3">Resumen del Flujo de Trabajo</text:h>
      <text:list text:style-name="L4">
        <text:list-item>
          <text:p text:style-name="P8"><text:span text:style-name="Strong_20_Emphasis">Definición del Power-Up</text:span>:</text:p>
          <text:list>
            <text:list-item>
              <text:p text:style-name="P9">Creación de la clase <text:span text:style-name="Source_20_Text">CannonsPowerUp</text:span> para representar el power-up que activa los cañones en el paddle.</text:p>
            </text:list-item>
          </text:list>
        </text:list-item>
        <text:list-item>
          <text:p text:style-name="P8"><text:span text:style-name="Strong_20_Emphasis">Modificación de la Clase </text:span><text:span text:style-name="Strong_20_Emphasis"><text:span text:style-name="Source_20_Text">Paddle</text:span></text:span>:</text:p>
          <text:list>
            <text:list-item>
              <text:p text:style-name="P9">Inclusión de variables y métodos necesarios para gestionar el estado de los cañones (activación, desactivación, disparo).</text:p>
            </text:list-item>
          </text:list>
        </text:list-item>
        <text:list-item>
          <text:p text:style-name="P8"><text:span text:style-name="Strong_20_Emphasis">Integración en </text:span><text:span text:style-name="Strong_20_Emphasis"><text:span text:style-name="Source_20_Text">PlayState</text:span></text:span>:</text:p>
          <text:list>
            <text:list-item>
              <text:p text:style-name="P9">Ajuste de métodos en <text:span text:style-name="Source_20_Text">PlayState</text:span> para manejar los cañones (disparo, actualización de proyectiles, y transición entre estados).</text:p>
            </text:list-item>
          </text:list>
        </text:list-item>
        <text:list-item>
          <text:p text:style-name="P8"><text:span text:style-name="Strong_20_Emphasis">Persistencia en Pausa</text:span>:</text:p>
          <text:list>
            <text:list-item>
              <text:p text:style-name="P8">Asegurarse de que el estado de los cañones y los proyectiles se mantenga correctamente durante la pausa y se reanude adecuadamente.</text:p>
            </text:list-item>
          </text:list>
        </text:list-item>
      </text:list>
      <text:p text:style-name="Text_20_body">Este enfoque asegura que el sistema de cañones y proyectiles funcione sin problemas dentro del juego, y que el estado del juego se maneje correctamente al pasar entre diferentes estados (como pausa y reanudación)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3:17:01.445818108</meta:creation-date>
    <dc:date>2024-09-03T03:18:24.388276757</dc:date>
    <meta:editing-duration>PT1M23S</meta:editing-duration>
    <meta:editing-cycles>1</meta:editing-cycles>
    <meta:document-statistic meta:table-count="0" meta:image-count="0" meta:object-count="0" meta:page-count="3" meta:paragraph-count="101" meta:word-count="516" meta:character-count="4717" meta:non-whitespace-character-count="3704"/>
    <meta:generator>LibreOffice/24.2.5.2$Linux_X86_64 LibreOffice_project/d6e8b0f3fc6e8af2b00cf4969fd0d2fa45b9a62e</meta:generator>
  </office:meta>
</office:document-meta>
</file>